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list-style-name="L1"/>
    <style:style style:name="P3" style:family="paragraph" style:parent-style-name="Standard" style:list-style-name="L2"/>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giciel FabLab-Bois</text:p>
      <text:p text:style-name="Standard"/>
      <text:p text:style-name="Standard">Esprit : simplifier pyOSh : uniquement objets poutres, abandon de la structure en modules hiérarchiques qui complexifie trop le code</text:p>
      <text:p text:style-name="Standard">Avoir un code le plus light possible pour pouvoir l'intégrer facilement à freeCAD, Salome, ou Blender</text:p>
      <text:p text:style-name="Standard">Essayer de séparer au maximum, les modules code_aster / BTL / interface vers logiciels existants</text:p>
      <text:p text:style-name="Standard">pour pouvoir programmer séparément</text:p>
      <text:h text:style-name="Heading_20_1" text:outline-level="1">Tronc commun :</text:h>
      <text:p text:style-name="Standard"/>
      <text:p text:style-name="Standard">Objet principal : la poutre bête</text:p>
      <text:p text:style-name="Standard"/>
      <text:p text:style-name="Standard">Objet Poutre – flbBeam</text:p>
      <text:p text:style-name="Standard"/>
      <text:p text:style-name="Standard"/>
      <text:p text:style-name="Standard">Attributs communs (BTL – Code_aster )</text:p>
      <text:p text:style-name="Standard">Nom</text:p>
      <text:p text:style-name="Standard">Origine <text:s/></text:p>
      <text:p text:style-name="Standard">Orientation : liste [Vx, Vy] = axe principal + axe secondaire </text:p>
      <text:p text:style-name="Standard">Longueur</text:p>
      <text:p text:style-name="Standard">type de section : RECTANGLE ...</text:p>
      <text:p text:style-name="Standard">Section : liste [b, h] ...</text:p>
      <text:p text:style-name="Standard"/>
      <text:p text:style-name="Standard">Bloc Code_Aster :</text:p>
      <text:list xml:id="list5584763971" text:style-name="L1">
        <text:list-item>
          <text:p text:style-name="P2">points de maillage obligés (chargements – liaison)</text:p>
        </text:list-item>
        <text:list-item>
          <text:p text:style-name="P2">points excentrés</text:p>
        </text:list-item>
      </text:list>
      <text:p text:style-name="Standard"/>
      <text:p text:style-name="Standard">Bloc BTL :</text:p>
      <text:list xml:id="list95728351" text:style-name="L2">
        <text:list-item>
          <text:p text:style-name="P3">Attributs du format BTL</text:p>
        </text:list-item>
      </text:list>
      <text:p text:style-name="Standard"/>
      <text:p text:style-name="Standard"/>
      <text:h text:style-name="Heading_20_1" text:outline-level="1">Tronc code_aster :</text:h>
      <text:p text:style-name="Text_20_body"/>
      <text:p text:style-name="Text_20_body">Le but est d'arriver à quelque chose qui marche dans les cas simples les plus courants (calculs statiques de poutres) de façon à faciliter la prise en main à la fois pour les utilisateurs et les développeurs</text:p>
      <text:h text:style-name="Heading_20_2" text:outline-level="2">Traitement des liaisons et chargements:</text:h>
      <text:p text:style-name="Standard">Dans pyOSh, les liaisons sont définies au niveau des objets OshModule (OshBeam est un OshModule particulier).</text:p>
      <text:p text:style-name="Standard">Les liaisons sont « stockées » dans les modules, dans leur repère local. PyOsh résout les différentes liaisons (repère global dans le code_aster) en remontant la hiérarchie des modules. </text:p>
      <text:p text:style-name="Standard">L'idée était de pouvoir créer des sous-structure indépendante qu'il suffit ensuite d'assembler pour avoir des structures complexes.</text:p>
      <text:p text:style-name="Standard">Le problème est que ça complexifie énormément le code .</text:p>
      <text:p text:style-name="Standard">Je vais plutot opter pour <text:s/>une liste de liaisons indépendantes des objets poutres, du style</text:p>
      <text:p text:style-name="Standard"/>
      <text:p text:style-name="Standard"><text:soft-page-break/>[</text:p>
      <text:p text:style-name="Standard">[|poutre maitresse / nœud, poutre esclave / nœud , repère de la liaison, liaison]</text:p>
      <text:p text:style-name="Standard">…</text:p>
      <text:p text:style-name="Standard">]</text:p>
      <text:p text:style-name="Standard"/>
      <text:p text:style-name="Standard"/>
      <text:p text:style-name="Standard">Pour les chargements, c'est le même topo, dans pyOsh , ils sont directement liés aux modules et sous modules, c'est plus simple et surtout plus lisible de les traiter séparément</text:p>
      <text:p text:style-name="Standard"/>
      <text:p text:style-name="Standard"/>
      <text:h text:style-name="Heading_20_2" text:outline-level="2">Exports vers le code_aster :</text:h>
      <text:p text:style-name="Text_20_body">J'ai deux modules pyOSh : OshMesh = création du fichier de maillage, et OshModel = création du fichier de commandes</text:p>
      <text:p text:style-name="Text_20_body">Ce qui rend ces modules complexes, c'est qu'ils sont prévus pour gérer tous types de maillages (poutre, coques, solides) et tous type d'études. Je vais les limiter aux poutres et dans un premier temps aux calculs statiques linéaires, ce qui devrait bien diviser le nombre de lignes de code par 10 !</text:p>
      <text:p text:style-name="Text_20_body"/>
      <text:p text:style-name="Text_20_body">Je vais pouvoir réutiliser les module <text:s/>de pyOsh avec quelques modif (essentiellement nettoyer ce qui ne sert à rien), <text:s/>ça devrait pas être un problème</text:p>
      <text:p text:style-name="Text_20_body"/>
      <text:h text:style-name="Heading_20_2" text:outline-level="2">Analyse des résultats</text:h>
      <text:p text:style-name="Text_20_body">Le plus simple dans un premier temps est d'utiliser le fichier résultat au format med créé par le code_aster qui peut directement être lu par salome</text:p>
      <text:p text:style-name="Text_20_body"/>
      <text:p text:style-name="Text_20_body">Après je peut réutiliser les fonctionnalités de pyOSh (export des résultats sous forme de dictionnaires python sauvegardables et accessible par le module pickle de python)</text:p>
      <text:p text:style-name="Text_20_body"/>
      <text:p text:style-name="Text_20_body"/>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rard </meta:initial-creator>
    <meta:creation-date>2013-06-13T15:39:41</meta:creation-date>
    <dc:date>2013-06-13T17:49:37</dc:date>
    <dc:creator>gerard </dc:creator>
    <meta:editing-duration>PT34M42S</meta:editing-duration>
    <meta:editing-cycles>7</meta:editing-cycles>
    <meta:generator>LibreOffice/3.5$Linux_X86_64 LibreOffice_project/350m1$Build-2</meta:generator>
    <meta:document-statistic meta:table-count="0" meta:image-count="0" meta:object-count="0" meta:page-count="2" meta:paragraph-count="40" meta:word-count="459" meta:character-count="2774" meta:non-whitespace-character-count="2351"/>
  </office:meta>
</office:document-meta>
</file>